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Times New Roman" svg:font-family="'Times New Roman'" style:font-family-generic="roman"/>
    <style:font-face style:name="微軟正黑體" svg:font-family="微軟正黑體"/>
    <style:font-face style:name="標楷體" svg:font-family="標楷體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標題_20_1_20_第一章">
      <style:paragraph-properties fo:break-before="pag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officeooo:rsid="00035c17" officeooo:paragraph-rsid="00035c17"/>
    </style:style>
    <style:style style:name="T1" style:family="text">
      <style:text-properties fo:font-variant="normal" fo:text-transform="none" style:text-position="0% 100%" fo:font-style="normal" style:text-underline-style="none" fo:font-weight="normal"/>
    </style:style>
    <style:style style:name="T2" style:family="text">
      <style:text-properties officeooo:rsid="00035c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這是一開始的封面，不要有頁碼</text:p>
      <text:p text:style-name="P4">這是謝辭，不要有頁碼</text:p>
      <text:p text:style-name="P4">這是目錄，頁碼<text:span text:style-name="T2">i</text:span></text:p>
      <text:p text:style-name="Standard"/>
      <text:h text:style-name="P2" text:outline-level="1" text:is-list-header="true">第一章 緒論 </text:h>
      <text:p text:style-name="P5"/>
      <text:p text:style-name="P5"/>
      <text:h text:style-name="P1" text:outline-level="1">第二章 文獻探討 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Times New Roman" svg:font-family="'Times New Roman'" style:font-family-generic="roman"/>
    <style:font-face style:name="微軟正黑體" svg:font-family="微軟正黑體"/>
    <style:font-face style:name="標楷體" svg:font-family="標楷體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標楷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2pt" fo:language="en" fo:country="US" style:letter-kerning="true" style:font-name-asian="標楷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size-asian="14pt" style:font-name-complex="Lucida Sans" style:font-family-complex="'Lucida San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標楷體" style:font-family-asian="標楷體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name-asian="標楷體" style:font-family-asian="標楷體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標楷體" style:font-family-asian="標楷體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標題_20_1_20_第一章" style:display-name="標題 1 第一章" style:family="paragraph" style:parent-style-name="Heading_20_1" style:master-page-name="正文_20_第一章_20_第一頁">
      <style:paragraph-properties style:page-number="1" fo:break-before="auto" fo:break-after="au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正文_20_第一章_20_第一頁" style:display-name="正文 第一章 第一頁" style:page-layout-name="Mpm2">
      <style:footer>
        <text:p text:style-name="MP1"><text:bookmark-start text:name="PageNumWizard_FOOTER_正文 第一章 第一頁5"/><text:page-number text:select-page="current">7</text:page-number><text:bookmark-end text:name="PageNumWizard_FOOTER_正文 第一章 第一頁5"/></text:p>
      </style:foot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udding</meta:initial-creator>
    <meta:creation-date>2024-07-20T17:26:29.491690396</meta:creation-date>
    <dc:date>2024-07-20T21:50:38.582176838</dc:date>
    <dc:creator>Pudding</dc:creator>
    <meta:editing-duration>PT4H24M10S</meta:editing-duration>
    <meta:editing-cycles>3</meta:editing-cycles>
    <meta:generator>LibreOffice/24.2.5.2$Linux_X86_64 LibreOffice_project/d6e8b0f3fc6e8af2b00cf4969fd0d2fa45b9a62e</meta:generator>
    <meta:document-statistic meta:table-count="0" meta:image-count="0" meta:object-count="0" meta:page-count="7" meta:paragraph-count="6" meta:word-count="45" meta:character-count="49" meta:non-whitespace-character-count="45"/>
    <meta:user-defined meta:name="ZOTERO_PREF_1">&lt;data data-version="3" zotero-version="6.0.35"&gt;&lt;session id="5s06mD7I"/&gt;&lt;style id="http://www.zotero.org/styles/apa-7th-zh_Hant-TW" hasBibliography="1" bibliographyStyleHasBeenSet="0"/&gt;&lt;prefs&gt;&lt;pref name="fieldType" value="ReferenceMark"/&gt;&lt;pref name="automa</meta:user-defined>
    <meta:user-defined meta:name="ZOTERO_PREF_2">ticJournalAbbreviations" value="true"/&gt;&lt;/prefs&gt;&lt;/data&gt;</meta:user-defined>
  </office:meta>
</office:document-meta>
</file>